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pinner (Dashboard)</text:h>
                    <text:list>
                        <text:list-item>
                            <text:h text:style-name="Heading_20_2" text:outline-level="2">Description</text:h>
                        </text:list-item>
                    </text:list>
                </text:list-item>
            </text:list>

            <text:p text:style-name="Standard">We use this Widget to show that some operation is in progress or something is loading, etc.</text:p>

            
                <text:list xml:id="list_Spinner (Dashboard)2" text:continue-numbering="true" text:continue-list="list_Spinn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pinner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Dashboard)5" text:continue-numbering="true" text:continue-list="list_Spinner (Dashboard)4"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pinner (Dashboard)6" text:continue-numbering="true" text:continue-list="list_Spinner (Dashboard)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ner (Dashboard)7" text:continue-numbering="true" text:continue-list="list_Spinner (Dashboard)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ner (Dashboard)8" text:continue-numbering="true" text:continue-list="list_Spinner (Dashboard)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ner (Dashboard)9" text:continue-numbering="true" text:continue-list="list_Spinner (Dashboard)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ner (Dashboard)10" text:continue-numbering="true" text:continue-list="list_Spinner (Dashboard)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pinner (Dashboard)11" text:continue-numbering="true" text:continue-list="list_Spinner (Dashboard)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pinner (Dashboard)12" text:continue-numbering="true" text:continue-list="list_Spinner (Dashboard)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ner (Dashboard)13" text:continue-numbering="true" text:continue-list="list_Spinner (Dashboard)1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Dashboard)14" text:continue-numbering="true" text:continue-list="list_Spinner (Dashboard)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Dashboard)15" text:continue-numbering="true" text:continue-list="list_Spinner (Dashboard)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ner (Dashboard)1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Dashboard)17" text:continue-numbering="true" text:continue-list="list_Spinner (Dashboard)15"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Spinner (Dashboard)18" text:continue-numbering="true" text:continue-list="list_Spinner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ner (Dashboard)19" text:continue-numbering="true" text:continue-list="list_Spinner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ner (Dashboard)20" text:continue-numbering="true" text:continue-list="list_Spinner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ner (Dashboard)3" text:continue-numbering="true" text:continue-list="list_Spinner (Dashboard)2" text:style-name="Outline">
                        <text:list-item>
                            <text:list>
                                <text:list-item>
                                    <text:h text:style-name="Heading_20_2" text:outline-level="2">Examples</text:h>
                                </text:list-item>
                            </text:list>
                        </text:list-item>
                    </text:list>
                    <text:p text:style-name="Standard"/>
                    
                    <text:list xml:id="list_Spinner (Dashboard)2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